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75cm" fo:min-width="9.5cm"/>
    </style:style>
    <style:style style:name="gr3" style:family="graphic" style:parent-style-name="standard">
      <style:graphic-properties draw:textarea-horizontal-align="justify" draw:textarea-vertical-align="middle" draw:auto-grow-height="false" fo:min-height="2.55cm" fo:min-width="6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Schema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Für rannara/insid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bmessunge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Bilddetails: es soll eine einzelne grafik sein, auf der gescrollt werden kann.</text:p>
              </text:list-item>
              <text:list-item>
                <text:p>Die clickbaren teile des bildes sollen farblich hervorgehoben werden. D.h. alles gegraut, nur die clickbaren sachen besonders bunt.</text:p>
              </text:list-item>
              <text:list-item>
                <text:p>720px Höhe auf einem bildschirm.</text:p>
              </text:list-item>
              <text:list-item>
                <text:p>Größe des Wohnzimmers: 1024x576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ildbeschreibu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bmessungen:</text:p>
                <text:list>
                  <text:list-item>
                    <text:p>Wohnzimmer: 1024x576 px</text:p>
                  </text:list-item>
                  <text:list-item>
                    <text:p>Rakete: 1024x2880 px</text:p>
                  </text:list-item>
                  <text:list-item>
                    <text:p>Gesamtes Bild: 2880x2880 px</text:p>
                  </text:list-item>
                </text:list>
              </text:list-item>
              <text:list-item>
                <text:p>Allessamt ohne bewegliche Tei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2" draw:text-style-name="P3" draw:layer="layout" svg:width="10cm" svg:height="10cm" svg:x="9cm" svg:y="4.47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custom-shape draw:style-name="gr3" draw:text-style-name="P4" draw:layer="layout" svg:width="6.5cm" svg:height="2.8cm" svg:x="12.8cm" svg:y="5.1cm">
          <text:p text:style-name="P4">Wohnzimm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7T20:41:58.523782074</meta:creation-date>
    <meta:generator>LibreOffice/7.4.7.2$Linux_X86_64 LibreOffice_project/40$Build-2</meta:generator>
    <dc:date>2023-12-27T20:54:10.703863004</dc:date>
    <meta:editing-duration>PT8M52S</meta:editing-duration>
    <meta:editing-cycles>17</meta:editing-cycles>
    <meta:document-statistic meta:object-count="38"/>
  </office:meta>
</office:document-meta>
</file>